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Liberation Serif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Liberation Serif"/>
    </style:style>
    <style:style style:name="P7" style:family="paragraph" style:parent-style-name="Standard" style:list-style-name="L3">
      <style:paragraph-properties fo:text-align="justify" style:justify-single-word="false"/>
      <style:text-properties style:font-name="Liberation Serif"/>
    </style:style>
    <style:style style:name="P8" style:family="paragraph" style:parent-style-name="Standard" style:list-style-name="L4">
      <style:paragraph-properties fo:text-align="justify" style:justify-single-word="false"/>
      <style:text-properties style:font-name="Liberation Serif"/>
    </style:style>
    <style:style style:name="P9" style:family="paragraph" style:parent-style-name="Standard" style:list-style-name="L5">
      <style:paragraph-properties fo:text-align="justify" style:justify-single-word="false"/>
      <style:text-properties style:font-name="Liberation Serif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P11" style:family="paragraph" style:parent-style-name="Standard" style:list-style-name="L4">
      <style:paragraph-properties fo:text-align="justify" style:justify-single-word="false"/>
    </style:style>
    <style:style style:name="P12" style:family="paragraph" style:parent-style-name="Standard" style:list-style-name="L6">
      <style:paragraph-properties fo:text-align="justify" style:justify-single-word="false"/>
    </style:style>
    <style:style style:name="P13" style:family="paragraph" style:parent-style-name="Standard">
      <style:paragraph-properties fo:text-align="end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jo Práctico Nº 1 - Ejercicio 1:</text:p>
      <text:p text:style-name="P2"></text:p>
      <text:p text:style-name="P2"/>
      <text:p text:style-name="P2">Diferencias entre CDC y CLDC:</text:p>
      <text:p text:style-name="P2"></text:p>
      <text:p text:style-name="P2"/>
      <text:p text:style-name="P4">1- Enfocadas a dispositivos con distintas características:</text:p>
      <text:p text:style-name="P4"></text:p>
      <text:p text:style-name="P4">CLDC está enfocada a dispositivos con restricciones de procesamiento y memoria (teléfonos móviles, pagers o buscapersonas, PDA's, organizadores personales, etc.).</text:p>
      <text:p text:style-name="P4">Los dispositivos que usan CLDC deben cumplir los siguientes requisitos:</text:p>
      <text:list xml:id="list1716317374" text:style-name="L1">
        <text:list-item>
          <text:p text:style-name="P5">Disponer entre 160 KB y 512 KB de memoria total disponible.</text:p>
        </text:list-item>
        <text:list-item>
          <text:p text:style-name="P5">Procesador de 16 ó 32 bits con al menos 25 Mhz de velocidad.</text:p>
        </text:list-item>
        <text:list-item>
          <text:p text:style-name="P5">Ofrecer bajo consumo, debido a que trabajan con suministro de energía limitado, normalmente baterías.</text:p>
        </text:list-item>
      </text:list>
      <text:p text:style-name="P4"></text:p>
      <text:p text:style-name="P4">CDC está enfocada a dispositivos con más recursos (decodificadores de televisión digital, televisores con Internet, algunos electrodomésticos y sistemas de navegación en automóviles, etc.), con las siguientes capacidades:</text:p>
      <text:list xml:id="list470405175" text:style-name="L2">
        <text:list-item>
          <text:p text:style-name="P10"><text:span text:style-name="T1">Procesador de 32 bits.</text:span></text:p>
        </text:list-item>
        <text:list-item>
          <text:p text:style-name="P6">Disponer de 2 MB o más de memoria total, incluyendo memoria RAM y ROM.</text:p>
        </text:list-item>
        <text:list-item>
          <text:p text:style-name="P10"><text:span text:style-name="T1">Poseer la funcionalidad completa de la Máquina Virtual Java2.</text:span></text:p>
        </text:list-item>
      </text:list>
      <text:p text:style-name="P4"></text:p>
      <text:p text:style-name="P4"></text:p>
      <text:p text:style-name="P4">2- Conexión:</text:p>
      <text:p text:style-name="P4"></text:p>
      <text:p text:style-name="P4">Mientras los dispositivos con CDC poseen conectividad a algún tipo de red, aquellos con CLDC tiene conexión normalmente intermitente y con ancho de banda limitado (unos 9600 bps).</text:p>
      <text:p text:style-name="P4"></text:p>
      <text:p text:style-name="P4"></text:p>
      <text:p text:style-name="P4">3- Perfiles:</text:p>
      <text:p text:style-name="P4"></text:p>
      <text:p text:style-name="P4">Para la configuración CDC tenemos los siguientes perfiles:</text:p>
      <text:list xml:id="list824385764" text:style-name="L3">
        <text:list-item>
          <text:p text:style-name="P7"><text:span text:style-name="T3">Foundation Profile</text:span>: orientado a dispositivos que carecen de interfaz gráfica.</text:p>
        </text:list-item>
        <text:list-item>
          <text:p text:style-name="P7"><text:span text:style-name="T3">Personal Basis Profile</text:span>: orientado a dispositivos sin demasiados requerimientos en interfaz gráfica, soporta algunas clases de AWT.</text:p>
        </text:list-item>
        <text:list-item>
          <text:p text:style-name="P7"><text:span text:style-name="T3">Personal Profile</text:span>: permite dotar a la configuración CDC de una interfaz gráfica</text:p>
        </text:list-item>
        <text:list-item>
          <text:p text:style-name="P7">completa, con capacidades web y soporte de applets Java.</text:p>
        </text:list-item>
      </text:list>
      <text:p text:style-name="P4"></text:p>
      <text:p text:style-name="P4">Para la configuración CLDC tenemos los siguientes:</text:p>
      <text:list xml:id="list1479187486" text:style-name="L4">
        <text:list-item>
          <text:p text:style-name="P11"><text:span text:style-name="T2">Mobile Information Device Profile</text:span><text:span text:style-name="T1"> (MIDP): orientado a teléfonos celulares.</text:span></text:p>
        </text:list-item>
        <text:list-item>
          <text:p text:style-name="P8"><text:span text:style-name="T3">Information Module Profile</text:span>: orientado a dispositivos con interfaz gráfica simple o sin ella, y con alguna forma de conectividad limitada (máquinas expendedoras, tarjetas de red, routers, cabinas telefónicas, etc.).</text:p>
        </text:list-item>
      </text:list>
      <text:p text:style-name="P4"></text:p>
      <text:p text:style-name="P4"></text:p>
      <text:p text:style-name="P4"><text:soft-page-break/>4- Paquetes opcionales:</text:p>
      <text:p text:style-name="P4"></text:p>
      <text:p text:style-name="P4">CDC posee los siguientes paquetes opcionales:</text:p>
      <text:list xml:id="list182574350" text:style-name="L5">
        <text:list-item>
          <text:p text:style-name="P9">RMI: provee un subconjunto de Java SE RMI para aplicaciones distribuidas y comunicación de red.</text:p>
        </text:list-item>
        <text:list-item>
          <text:p text:style-name="P9">JDBC: provee un subconjunto de la API JDBC 3.0 para acceder a fuentes de datos, incluyendo hojas de cálculo, archivos planos y bases de datos relacionales.</text:p>
        </text:list-item>
      </text:list>
      <text:p text:style-name="P4"></text:p>
      <text:p text:style-name="P4">CLDC posee:</text:p>
      <text:list xml:id="list765064314" text:style-name="L6">
        <text:list-item>
          <text:p text:style-name="P12"><text:span text:style-name="T1">Paquetes opcionales PDA: diseñados para PDA's como Palms o dispositivos con Windows CE.</text:span></text:p>
        </text:list-item>
      </text:list>
      <text:p text:style-name="P4"></text:p>
      <text:p text:style-name="P4"></text:p>
      <text:p text:style-name="P4">5- Máquinas virtuales de Java:</text:p>
      <text:p text:style-name="P4"></text:p>
      <text:p text:style-name="P4">CLDC usa la KVM (de kilobyte), una implementación de máquina virtual reducida y especialmente orientada a dispositivos con bajas capacidades computacionales y de memoria, con ciertas limitaciones.</text:p>
      <text:p text:style-name="P4"></text:p>
      <text:p text:style-name="P4">CDC usa la CVM (Compact Virtual Machine) orientada a dispositivos con procesadores de 32 bits de gama alta y con 2MB o más de memoria RAM, que soporta las mismas características que la Máquina Virtual de Java SE pero con limitaciones en el apartado gráfico y de memoria del dispositivo.</text:p>
      <text:p text:style-name="P4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amación para Dispositivo Móviles 2011</text:p>
        <text:p text:style-name="MP1">Alumno: Juan Bertinetti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Bertinetti</meta:initial-creator>
    <meta:creation-date>2011-09-01T10:36:10</meta:creation-date>
    <dc:date>2011-09-01T10:43:22</dc:date>
    <dc:creator>Juan Bertinetti</dc:creator>
    <meta:editing-duration>PT7M21S</meta:editing-duration>
    <meta:editing-cycles>3</meta:editing-cycles>
    <meta:generator>LibreOffice/3.3$Linux LibreOffice_project/330m19$Build-301</meta:generator>
    <meta:document-statistic meta:table-count="0" meta:image-count="0" meta:object-count="0" meta:page-count="2" meta:paragraph-count="55" meta:word-count="445" meta:character-count="2951"/>
  </office:meta>
</office:document-meta>
</file>